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5fab" draw:textarea-horizontal-align="justify" draw:textarea-vertical-align="middle" draw:auto-grow-height="false" fo:min-height="2.95cm" fo:min-width="12.599cm"/>
    </style:style>
    <style:style style:name="gr2" style:family="graphic" style:parent-style-name="standard">
      <style:graphic-properties draw:fill-color="#303069" draw:textarea-horizontal-align="justify" draw:textarea-vertical-align="middle" draw:auto-grow-height="false" fo:min-height="9.05cm" fo:min-width="12.599cm"/>
    </style:style>
    <style:style style:name="gr3" style:family="graphic" style:parent-style-name="standard">
      <style:graphic-properties draw:fill-color="#ffc456" draw:textarea-horizontal-align="justify" draw:textarea-vertical-align="middle" draw:auto-grow-height="false" fo:min-height="2.75cm" fo:min-width="12.5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8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0.8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1.907cm"/>
      <style:paragraph-properties style:writing-mode="lr-tb"/>
    </style:style>
    <style:style style:name="gr9" style:family="graphic" style:parent-style-name="standard">
      <style:graphic-properties svg:stroke-width="0.081cm" svg:stroke-color="#ffff00" draw:marker-start-width="0.321cm" draw:marker-end-width="0.321cm" draw:fill="none" draw:fill-color="#729fcf" draw:textarea-horizontal-align="justify" draw:textarea-vertical-align="middle" draw:auto-grow-height="false" fo:min-height="1.17cm" fo:min-width="3.2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ff00" draw:marker-start-width="0.321cm" draw:marker-end-width="0.321cm" draw:fill="none" draw:fill-color="#729fcf" draw:textarea-horizontal-align="justify" draw:textarea-vertical-align="middle" draw:auto-grow-height="false" fo:min-height="1.17cm" fo:min-width="2.3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6cm"/>
      <style:paragraph-properties style:writing-mode="lr-tb"/>
    </style:style>
    <style:style style:name="gr12" style:family="graphic" style:parent-style-name="standard">
      <style:graphic-properties svg:stroke-width="0.081cm" svg:stroke-color="#3333ff" draw:marker-start-width="0.321cm" draw:marker-end-width="0.321cm" draw:fill="none" draw:fill-color="#729fcf" draw:textarea-horizontal-align="justify" draw:textarea-vertical-align="middle" draw:auto-grow-height="false" fo:min-height="1.17cm" fo:min-width="4.1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cm" svg:stroke-color="#ff3333" draw:marker-start-width="0.2cm" draw:marker-end-width="0.2cm" draw:fill="solid" draw:fill-color="#ffffff" draw:textarea-horizontal-align="justify" draw:textarea-vertical-align="middle" draw:auto-grow-height="false" fo:min-height="0.496cm" fo:min-width="1.324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width="0.081cm" svg:stroke-color="#ff3333" draw:marker-start-width="0.321cm" draw:marker-end-width="0.321cm" draw:fill="solid" draw:fill-color="#ffffff" draw:textarea-horizontal-align="justify" draw:textarea-vertical-align="middle" draw:auto-grow-height="false" fo:min-height="0.596cm" fo:min-width="1.324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81cm" svg:stroke-color="#ffffff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eeeeee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4.965cm"/>
      <style:paragraph-properties style:writing-mode="lr-tb"/>
    </style:style>
    <style:style style:name="P1" style:family="paragraph">
      <loext:graphic-properties draw:fill-color="#e85fab"/>
      <style:paragraph-properties fo:text-align="center"/>
      <style:text-properties fo:color="#ffffff" loext:opacity="100%"/>
    </style:style>
    <style:style style:name="P2" style:family="paragraph">
      <loext:graphic-properties draw:fill-color="#303069"/>
      <style:paragraph-properties fo:text-align="center"/>
      <style:text-properties fo:color="#ffffff" loext:opacity="100%"/>
    </style:style>
    <style:style style:name="P3" style:family="paragraph">
      <loext:graphic-properties draw:fill-color="#ffc456"/>
      <style:paragraph-properties fo:text-align="center"/>
      <style:text-properties fo:color="#ffffff" loext:opacity="100%"/>
    </style:style>
    <style:style style:name="P4" style:family="paragraph">
      <style:text-properties style:font-name="微软雅黑" style:font-name-asian="微软雅黑"/>
    </style:style>
    <style:style style:name="P5" style:family="paragraph">
      <style:paragraph-properties fo:margin-top="0.185cm" fo:margin-bottom="0.185cm" fo:line-height="100%"/>
      <style:text-properties style:font-name="微软雅黑" style:font-name-asian="微软雅黑"/>
    </style:style>
    <style:style style:name="P6" style:family="paragraph">
      <style:paragraph-properties fo:margin-top="0.185cm" fo:margin-bottom="0.185cm"/>
      <style:text-properties style:font-name="微软雅黑" style:font-name-asian="微软雅黑"/>
    </style:style>
    <style:style style:name="P7" style:family="paragraph">
      <loext:graphic-properties draw:fill="none" draw:fill-color="#ffffff"/>
      <style:text-properties fo:color="#ffffff" loext:opacity="100%"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ffffff" loext:opacity="100%" style:font-name="微软雅黑" fo:font-size="22pt" fo:font-weight="bold" style:font-name-asian="微软雅黑" style:font-size-asian="22pt" style:font-weight-asian="bold" style:font-size-complex="22pt" style:font-weight-complex="bold"/>
    </style:style>
    <style:style style:name="P9" style:family="paragraph">
      <style:text-properties fo:color="#000000" loext:opacity="100%" style:font-name="微软雅黑"/>
    </style:style>
    <style:style style:name="P10" style:family="paragraph">
      <loext:graphic-properties draw:fill="none" draw:fill-color="#ffffff"/>
      <style:text-properties fo:color="#000000" loext:opacity="100%" style:font-name="微软雅黑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fo:color="#000000" loext:opacity="100%" style:font-name="微软雅黑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微软雅黑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000000" loext:opacity="100%" style:font-name="微软雅黑" fo:font-weight="bold" style:font-weight-asian="bold" style:font-weight-complex="bold"/>
    </style:style>
    <style:style style:name="P16" style:family="paragraph">
      <style:paragraph-properties fo:text-align="center"/>
      <style:text-properties style:font-name="微软雅黑"/>
    </style:style>
    <style:style style:name="P17" style:family="paragraph">
      <loext:graphic-properties draw:fill="solid" draw:fill-color="#ffffff"/>
      <style:paragraph-properties fo:text-align="center"/>
      <style:text-properties style:font-name="微软雅黑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000000" loext:opacity="100%" style:font-name="微软雅黑" fo:font-size="15pt" style:font-name-asian="微软雅黑" style:font-size-asian="15pt" style:font-size-complex="15pt"/>
    </style:style>
    <style:style style:name="P20" style:family="paragraph">
      <loext:graphic-properties draw:fill="none" draw:fill-color="#ffffff"/>
      <style:text-properties fo:color="#ffffff" loext:opacity="100%" style:font-name="微软雅黑" fo:font-size="15pt" style:font-name-asian="微软雅黑" style:font-size-asian="15pt" style:font-size-complex="15pt"/>
    </style:style>
    <style:style style:name="T1" style:family="text">
      <style:text-properties fo:color="#ffffff" loext:opacity="100%"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T2" style:family="text">
      <style:text-properties fo:color="#ffffff" loext:opacity="100%" style:font-name="微软雅黑" fo:font-size="10.5pt" fo:font-weight="bold" style:font-name-asian="微软雅黑" style:font-size-asian="10.5pt" style:font-weight-asian="bold" style:font-size-complex="10.5pt" style:font-weight-complex="bold"/>
    </style:style>
    <style:style style:name="T3" style:family="text">
      <style:text-properties fo:color="#ff3333" loext:opacity="100%" style:font-name="微软雅黑" fo:font-size="18pt" fo:font-weight="bold" style:font-name-asian="微软雅黑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微软雅黑" fo:font-size="22pt" fo:font-weight="bold" style:font-name-asian="微软雅黑" style:font-size-asian="22pt" style:font-weight-asian="bold" style:font-size-complex="22pt" style:font-weight-complex="bold"/>
    </style:style>
    <style:style style:name="T5" style:family="text">
      <style:text-properties fo:color="#000000" loext:opacity="100%" style:font-name="微软雅黑"/>
    </style:style>
    <style:style style:name="T6" style:family="text">
      <style:text-properties fo:color="#000000" loext:opacity="100%" style:font-name="微软雅黑" fo:font-weight="bold" style:font-weight-asian="bold" style:font-weight-complex="bold"/>
    </style:style>
    <style:style style:name="T7" style:family="text">
      <style:text-properties style:font-name="微软雅黑" fo:font-weight="bold" style:font-weight-asian="bold" style:font-weight-complex="bold"/>
    </style:style>
    <style:style style:name="T8" style:family="text">
      <style:text-properties fo:color="#000000" loext:opacity="100%" style:font-name="微软雅黑" fo:font-size="15pt" style:font-name-asian="微软雅黑" style:font-size-asian="15pt" style:font-size-complex="15pt"/>
    </style:style>
    <style:style style:name="T9" style:family="text">
      <style:text-properties fo:color="#ffffff" loext:opacity="100%" style:font-name="微软雅黑" fo:font-size="15pt" style:font-name-asian="微软雅黑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3.099cm" svg:height="3.2cm" svg:x="9.065cm" svg:y="11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099cm" svg:height="9.3cm" svg:x="9.10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099cm" svg:height="3cm" svg:x="9.066cm" svg:y="1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8.58cm" svg:height="8.672cm" svg:x="9.2cm" svg:y="2.2cm">
          <draw:text-box>
            <text:p text:style-name="P4"><text:span text:style-name="T1">class Student {</text:span></text:p>
            <text:p text:style-name="P4"><text:span text:style-name="T1"><text:s text:c="4"/></text:span><text:span text:style-name="T1">public $name = ""; // </text:span><text:span text:style-name="T1">定义一个属性</text:span></text:p>
            <text:p text:style-name="P4"><text:span text:style-name="T2"/></text:p>
            <text:p text:style-name="P4"><text:span text:style-name="T1"><text:s text:c="4"/></text:span><text:span text:style-name="T1">// </text:span><text:span text:style-name="T1">定义一个方法用于设置属性</text:span><text:span text:style-name="T1">name</text:span></text:p>
            <text:p text:style-name="P4"><text:span text:style-name="T1"><text:s text:c="4"/></text:span><text:span text:style-name="T1">public function setName($name) {</text:span></text:p>
            <text:p text:style-name="P5"><text:span text:style-name="T1"><text:s text:c="8"/></text:span><text:span text:style-name="T3">$this <text:s/></text:span><text:span text:style-name="T1">-&gt;name = $name;</text:span></text:p>
            <text:p text:style-name="P4"><text:span text:style-name="T1"><text:s text:c="4"/></text:span><text:span text:style-name="T1">}</text:span></text:p>
            <text:p text:style-name="P4"><text:span text:style-name="T2"/></text:p>
            <text:p text:style-name="P4"><text:span text:style-name="T1"><text:s text:c="4"/></text:span><text:span text:style-name="T1">// </text:span><text:span text:style-name="T1">定义一个方法用于获取属性</text:span><text:span text:style-name="T1">name</text:span></text:p>
            <text:p text:style-name="P4"><text:span text:style-name="T1"><text:s text:c="4"/></text:span><text:span text:style-name="T1">public function getName() {</text:span></text:p>
            <text:p text:style-name="P6"><text:span text:style-name="T1"><text:s text:c="8"/></text:span><text:span text:style-name="T1">return <text:s/></text:span><text:span text:style-name="T3">$this <text:s/></text:span><text:span text:style-name="T1">-&gt;name;</text:span></text:p>
            <text:p text:style-name="P4"><text:span text:style-name="T1"><text:s text:c="4"/></text:span><text:span text:style-name="T1">}</text:span></text:p>
            <text:p text:style-name="P4"><text:span text:style-name="T1">}</text:span></text:p>
          </draw:text-box>
        </draw:frame>
        <draw:frame draw:style-name="gr5" draw:text-style-name="P8" draw:layer="layout" svg:width="1.311cm" svg:height="4.859cm" svg:x="19.865cm" svg:y="4.121cm">
          <draw:text-box>
            <text:p text:style-name="P4"><text:span text:style-name="T4">代</text:span></text:p>
            <text:p text:style-name="P4"><text:span text:style-name="T4">码</text:span></text:p>
            <text:p text:style-name="P4"><text:span text:style-name="T4">空</text:span></text:p>
            <text:p text:style-name="P4"><text:span text:style-name="T4">间</text:span></text:p>
          </draw:text-box>
        </draw:frame>
        <draw:frame draw:style-name="gr6" draw:text-style-name="P10" draw:layer="layout" svg:width="3.757cm" svg:height="1.089cm" svg:x="9.675cm" svg:y="12.366cm">
          <draw:text-box>
            <text:p text:style-name="P9"><text:span text:style-name="T5">$zhangsan</text:span></text:p>
          </draw:text-box>
        </draw:frame>
        <draw:frame draw:style-name="gr7" draw:text-style-name="P10" draw:layer="layout" svg:width="1.675cm" svg:height="1.089cm" svg:x="19.475cm" svg:y="12.366cm">
          <draw:text-box>
            <text:p text:style-name="P9"><text:span text:style-name="T5">$lisi</text:span></text:p>
          </draw:text-box>
        </draw:frame>
        <draw:frame draw:style-name="gr8" draw:text-style-name="P8" draw:layer="layout" svg:width="3cm" svg:height="1.403cm" svg:x="14.114cm" svg:y="12.146cm">
          <draw:text-box>
            <text:p text:style-name="P4"><text:span text:style-name="T4">栈空间</text:span></text:p>
          </draw:text-box>
        </draw:frame>
        <draw:custom-shape draw:style-name="gr9" draw:text-style-name="P11" xml:id="id2" draw:id="id2" draw:layer="layout" svg:width="3.8cm" svg:height="1.5cm" svg:x="9.565cm" svg:y="12.1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4" draw:id="id4" draw:layer="layout" svg:width="2.9cm" svg:height="1.5cm" svg:x="18.765cm" svg:y="12.111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023cm" svg:height="1.089cm" svg:x="9.175cm" svg:y="15.366cm">
          <draw:text-box>
            <text:p text:style-name="P9"><text:span text:style-name="T6">new Student()</text:span></text:p>
          </draw:text-box>
        </draw:frame>
        <draw:frame draw:style-name="gr8" draw:text-style-name="P8" draw:layer="layout" svg:width="3cm" svg:height="1.403cm" svg:x="14.114cm" svg:y="15.246cm">
          <draw:text-box>
            <text:p text:style-name="P4"><text:span text:style-name="T4">栈空间</text:span></text:p>
          </draw:text-box>
        </draw:frame>
        <draw:custom-shape draw:style-name="gr12" draw:text-style-name="P11" xml:id="id1" draw:id="id1" draw:layer="layout" svg:width="4.7cm" svg:height="1.5cm" svg:x="9.265cm" svg:y="15.1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023cm" svg:height="1.089cm" svg:x="17.175cm" svg:y="15.316cm">
          <draw:text-box>
            <text:p text:style-name="P9"><text:span text:style-name="T6">new Student()</text:span></text:p>
          </draw:text-box>
        </draw:frame>
        <draw:custom-shape draw:style-name="gr12" draw:text-style-name="P11" xml:id="id3" draw:id="id3" draw:layer="layout" svg:width="4.7cm" svg:height="1.5cm" svg:x="17.265cm" svg:y="15.147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line-skew="-1.324cm" svg:x1="9.265cm" svg:y1="15.947cm" svg:x2="9.565cm" svg:y2="12.861cm" draw:start-shape="id1" draw:start-glue-point="3" draw:end-shape="id2" draw:end-glue-point="3" svg:d="M9265 15947h-1865v-3086h2165" svg:viewBox="0 0 2166 3087">
          <text:p/>
        </draw:connector>
        <draw:connector draw:style-name="gr13" draw:text-style-name="P13" draw:layer="layout" draw:line-skew="1.059cm" svg:x1="21.965cm" svg:y1="15.897cm" svg:x2="21.665cm" svg:y2="12.861cm" draw:start-shape="id3" draw:start-glue-point="1" draw:end-shape="id4" svg:d="M21965 15897h1600v-3036h-1900" svg:viewBox="0 0 1901 3037">
          <text:p/>
        </draw:connector>
        <draw:custom-shape draw:style-name="gr14" draw:text-style-name="P15" xml:id="id5" draw:id="id5" draw:layer="layout" svg:width="1.904cm" svg:height="0.826cm" svg:x="10.3cm" svg:y="5.3cm">
          <text:p text:style-name="P14"><text:span text:style-name="T6">$th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6" draw:id="id6" draw:layer="layout" svg:width="1.904cm" svg:height="0.926cm" svg:x="11.9cm" svg:y="8.697cm">
          <text:p text:style-name="P16"><text:span text:style-name="T7">$this</text:span></text:p>
          <draw:enhanced-geometry svg:viewBox="0 0 21600 21600" draw:type="rectangle" draw:enhanced-path="M 0 0 L 21600 0 21600 21600 0 21600 0 0 Z N"/>
        </draw:custom-shape>
        <draw:connector draw:style-name="gr16" draw:text-style-name="P18" draw:layer="layout" draw:type="line" svg:x1="11.252cm" svg:y1="6.126cm" svg:x2="11.465cm" svg:y2="12.111cm" draw:start-shape="id5" draw:start-glue-point="2" draw:end-shape="id2" draw:end-glue-point="0" svg:d="M11252 6126l213 5985" svg:viewBox="0 0 214 5986">
          <text:p/>
        </draw:connector>
        <draw:connector draw:style-name="gr17" draw:text-style-name="P18" draw:layer="layout" draw:type="line" svg:x1="12.852cm" svg:y1="9.623cm" svg:x2="11.465cm" svg:y2="12.111cm" draw:start-shape="id6" draw:start-glue-point="2" draw:end-shape="id2" draw:end-glue-point="0" svg:d="M12852 9623l-1387 2488" svg:viewBox="0 0 1388 2489">
          <text:p/>
        </draw:connector>
        <draw:connector draw:style-name="gr16" draw:text-style-name="P18" draw:layer="layout" draw:type="line" svg:x1="12.204cm" svg:y1="5.713cm" svg:x2="20.215cm" svg:y2="12.111cm" draw:start-shape="id5" draw:start-glue-point="1" draw:end-shape="id4" draw:end-glue-point="0" svg:d="M12204 5713l8011 6398" svg:viewBox="0 0 8012 6399">
          <text:p/>
        </draw:connector>
        <draw:connector draw:style-name="gr16" draw:text-style-name="P18" draw:layer="layout" draw:type="line" svg:x1="13.804cm" svg:y1="9.16cm" svg:x2="20.215cm" svg:y2="12.111cm" draw:start-shape="id6" draw:start-glue-point="1" draw:end-shape="id4" draw:end-glue-point="0" svg:d="M13804 9160l6411 2951" svg:viewBox="0 0 6412 2952">
          <text:p/>
        </draw:connector>
        <draw:frame draw:style-name="gr18" draw:text-style-name="P19" draw:layer="layout" svg:width="1.031cm" svg:height="6.8cm" svg:x="6.2cm" svg:y="11cm">
          <draw:text-box>
            <text:p text:style-name="P4"><text:span text:style-name="T8">对</text:span></text:p>
            <text:p text:style-name="P4"><text:span text:style-name="T8">象</text:span></text:p>
            <text:p text:style-name="P4"><text:span text:style-name="T8">引</text:span></text:p>
            <text:p text:style-name="P4"><text:span text:style-name="T8">用</text:span></text:p>
            <text:p text:style-name="P4"><text:span text:style-name="T8">堆</text:span></text:p>
            <text:p text:style-name="P4"><text:span text:style-name="T8">栈</text:span></text:p>
            <text:p text:style-name="P4"><text:span text:style-name="T8">空</text:span></text:p>
            <text:p text:style-name="P4"><text:span text:style-name="T8">间</text:span></text:p>
          </draw:text-box>
        </draw:frame>
        <draw:frame draw:style-name="gr18" draw:text-style-name="P19" draw:layer="layout" svg:width="1.031cm" svg:height="6.8cm" svg:x="23.8cm" svg:y="10.8cm">
          <draw:text-box>
            <text:p text:style-name="P4"><text:span text:style-name="T8">对</text:span></text:p>
            <text:p text:style-name="P4"><text:span text:style-name="T8">象</text:span></text:p>
            <text:p text:style-name="P4"><text:span text:style-name="T8">引</text:span></text:p>
            <text:p text:style-name="P4"><text:span text:style-name="T8">用</text:span></text:p>
            <text:p text:style-name="P4"><text:span text:style-name="T8">堆</text:span></text:p>
            <text:p text:style-name="P4"><text:span text:style-name="T8">栈</text:span></text:p>
            <text:p text:style-name="P4"><text:span text:style-name="T8">空</text:span></text:p>
            <text:p text:style-name="P4"><text:span text:style-name="T8">间</text:span></text:p>
          </draw:text-box>
        </draw:frame>
        <draw:frame draw:style-name="gr19" draw:text-style-name="P20" draw:layer="layout" svg:width="5.465cm" svg:height="1.649cm" svg:x="12.4cm" svg:y="9.651cm">
          <draw:text-box>
            <text:p text:style-name="P4"><text:span text:style-name="T9">动态指向栈</text:span></text:p>
            <text:p text:style-name="P4"><text:span text:style-name="T9">空间数据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1-15T23:07:38.310547897</meta:creation-date>
    <dc:date>2021-08-25T10:53:54.895000000</dc:date>
    <meta:editing-duration>PT6M34S</meta:editing-duration>
    <meta:editing-cycles>5</meta:editing-cycles>
    <meta:generator>LibreOffice/7.2.0.4$Windows_X86_64 LibreOffice_project/9a9c6381e3f7a62afc1329bd359cc48accb6435b</meta:generator>
    <meta:document-statistic meta:object-count="26"/>
  </office:meta>
</office:document-meta>
</file>